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26pt" officeooo:rsid="00021805" officeooo:paragraph-rsid="00021805" style:font-size-asian="26pt" style:font-size-complex="26pt"/>
    </style:style>
    <style:style style:name="P2" style:family="paragraph" style:parent-style-name="Standard">
      <style:text-properties style:font-name="AnjaliOldLipi" fo:font-size="14pt" officeooo:rsid="000273a3" officeooo:paragraph-rsid="000273a3" style:font-size-asian="12.25pt" style:font-size-complex="14pt"/>
    </style:style>
    <style:style style:name="P3" style:family="paragraph" style:parent-style-name="Standard">
      <style:text-properties style:font-name="AnjaliOldLipi" fo:font-size="14pt" fo:font-weight="bold" officeooo:rsid="0002dbd5" officeooo:paragraph-rsid="0002dbd5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njaliOldLipi" fo:font-size="14pt" fo:font-weight="bold" officeooo:rsid="0002dbd5" officeooo:paragraph-rsid="00030797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njaliOldLipi" fo:font-size="14pt" fo:font-weight="bold" officeooo:rsid="0002dbd5" officeooo:paragraph-rsid="0006cddf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0797" style:font-weight-asian="normal" style:font-weight-complex="normal"/>
    </style:style>
    <style:style style:name="T3" style:family="text">
      <style:text-properties fo:font-weight="normal" officeooo:rsid="00041bb9" style:font-weight-asian="normal" style:font-weight-complex="normal"/>
    </style:style>
    <style:style style:name="T4" style:family="text">
      <style:text-properties fo:font-weight="normal" officeooo:rsid="0008c179" style:font-weight-asian="normal" style:font-weight-complex="normal"/>
    </style:style>
    <style:style style:name="T5" style:family="text">
      <style:text-properties fo:font-weight="normal" officeooo:rsid="0008f120" style:font-weight-asian="normal" style:font-weight-complex="normal"/>
    </style:style>
    <style:style style:name="T6" style:family="text">
      <style:text-properties fo:font-weight="normal" officeooo:rsid="00098e37" style:font-weight-asian="normal" style:font-weight-complex="normal"/>
    </style:style>
    <style:style style:name="T7" style:family="text">
      <style:text-properties officeooo:rsid="00030797"/>
    </style:style>
    <style:style style:name="T8" style:family="text">
      <style:text-properties officeooo:rsid="00041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hnungslegung nach OR</text:p>
      <text:p text:style-name="P1"/>
      <text:p text:style-name="P2">Die Rechnungslegung im Allgemeinen und die Bilanz im Speziellen sind im Obligationenrecht geregelt.</text:p>
      <text:p text:style-name="P2"/>
      <text:p text:style-name="P3">Art. 957 OR:<text:line-break/><text:span text:style-name="T1">Beschreibung der Personen welcher der Pflicht der Rechnungslegung nach OR unterlieg</text:span><text:span text:style-name="T4">en</text:span><text:span text:style-name="T1">.</text:span></text:p>
      <text:p text:style-name="P3"><text:span text:style-name="T1"/></text:p>
      <text:p text:style-name="P4">Art. 95<text:span text:style-name="T8">9a</text:span> OR:<text:span text:style-name="T1"><text:line-break/></text:span><text:span text:style-name="T2">Gliederung der Bilanz.</text:span></text:p>
      <text:p text:style-name="P4"><text:span text:style-name="T2"/></text:p>
      <text:p text:style-name="P5"><text:span text:style-name="T7">Art. 960 bis 960e OR:</text:span><text:span text:style-name="T2"><text:line-break/></text:span><text:span text:style-name="T4">Die Regeln zur </text:span><text:span text:style-name="T5">Bewertung der Aktiven und </text:span><text:span text:style-name="T6">Verbindlichkeiten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0:10:30.355807764</meta:creation-date>
    <dc:date>2017-01-28T20:18:32.188991045</dc:date>
    <meta:editing-duration>PT7M56S</meta:editing-duration>
    <meta:editing-cycles>11</meta:editing-cycles>
    <meta:generator>LibreOffice/5.1.2.2$Linux_X86_64 LibreOffice_project/10m0$Build-2</meta:generator>
    <meta:document-statistic meta:table-count="0" meta:image-count="0" meta:object-count="0" meta:page-count="1" meta:paragraph-count="5" meta:word-count="49" meta:character-count="338" meta:non-whitespace-character-count="294"/>
  </office:meta>
</office:document-meta>
</file>